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f35d40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63031" officeooo:paragraph-rsid="012468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2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128d49e" officeooo:paragraph-rsid="0128d49e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bc52b" officeooo:paragraph-rsid="012bc52b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2a6147" officeooo:paragraph-rsid="012a6147" style:font-size-asian="18pt" style:font-weight-asian="bold" style:font-size-complex="18pt" style:font-weight-complex="bold"/>
    </style:style>
    <style:style style:name="P18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bff7a" officeooo:paragraph-rsid="012bff7a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de1f1" officeooo:paragraph-rsid="012de1f1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509dd3" style:font-size-asian="18pt" style:font-weight-asian="bold" style:font-size-complex="18pt" style:font-weight-complex="bold"/>
    </style:style>
    <style:style style:name="T3" style:family="text">
      <style:text-properties fo:font-size="18pt" officeooo:rsid="01139296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254bc4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254bc4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254bc4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0066cc" fo:letter-spacing="normal" fo:font-style="normal"/>
    </style:style>
    <style:style style:name="T11" style:family="text">
      <style:text-properties fo:font-variant="normal" fo:text-transform="none" fo:color="#0066cc" fo:letter-spacing="normal" fo:font-style="normal" officeooo:rsid="01043254"/>
    </style:style>
    <style:style style:name="T12" style:family="text">
      <style:text-properties fo:font-variant="normal" fo:text-transform="none" fo:color="#0066cc" fo:letter-spacing="normal" fo:font-style="normal" officeooo:rsid="0114b520"/>
    </style:style>
    <style:style style:name="T13" style:family="text">
      <style:text-properties fo:font-variant="normal" fo:text-transform="none" fo:color="#0066cc" fo:letter-spacing="normal" fo:font-style="normal" officeooo:rsid="012af301"/>
    </style:style>
    <style:style style:name="T14" style:family="text">
      <style:text-properties fo:font-variant="normal" fo:text-transform="none" fo:font-size="18pt" fo:letter-spacing="normal" fo:font-style="normal" officeooo:rsid="01254bc4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letter-spacing="normal" fo:font-style="normal" officeooo:rsid="01139296"/>
    </style:style>
    <style:style style:name="T16" style:family="text">
      <style:text-properties fo:font-variant="normal" fo:text-transform="none" fo:letter-spacing="normal" fo:font-style="normal" officeooo:rsid="01254bc4"/>
    </style:style>
    <style:style style:name="T17" style:family="text">
      <style:text-properties officeooo:rsid="002a6821"/>
    </style:style>
    <style:style style:name="T18" style:family="text">
      <style:text-properties officeooo:rsid="00551f18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000000" fo:font-size="18pt" officeooo:rsid="01139296" style:font-size-asian="18pt" style:font-size-complex="18pt"/>
    </style:style>
    <style:style style:name="T21" style:family="text">
      <style:text-properties fo:color="#ff0000" officeooo:rsid="00c063df"/>
    </style:style>
    <style:style style:name="T22" style:family="text">
      <style:text-properties officeooo:rsid="00d98e39"/>
    </style:style>
    <style:style style:name="T23" style:family="text">
      <style:text-properties officeooo:rsid="00f35d40"/>
    </style:style>
    <style:style style:name="T24" style:family="text">
      <style:text-properties officeooo:rsid="01242a9c"/>
    </style:style>
    <style:style style:name="T25" style:family="text">
      <style:text-properties officeooo:rsid="012ce6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7">P</text:span>lan piosenek <text:span text:style-name="T18">2014.03.18.</text:span></text:p>
      <text:p text:style-name="P8">#<text:span text:style-name="T22">################### Lista piosenek</text:span><text:span text:style-name="T21"> </text:span>#<text:span text:style-name="T23">###################</text:span></text:p>
      <text:list xml:id="list2702309065914345746" text:style-name="L1">
        <text:list-header>
          <text:p text:style-name="P12"><text:span text:style-name="T4">1. <text:s/></text:span><text:span text:style-name="T5">Niechaj zstąpi Duch Twój</text:span></text:p>
          <text:p text:style-name="P13"><text:span text:style-name="T11">1, </text:span><text:span text:style-name="T10">2, 1, 2, 3 (na ost III kole slajd 3 x2)</text:span></text:p>
        </text:list-header>
      </text:list>
      <text:p text:style-name="P9"/>
      <text:p text:style-name="P11"><text:span text:style-name="T15">2. </text:span><text:span text:style-name="T16">Chlebie żywy, łamany drzewem Krzyża</text:span></text:p>
      <text:p text:style-name="P17"><text:span text:style-name="T12">j</text:span><text:span text:style-name="T10">ak leci - </text:span><text:span text:style-name="T13">bezpiecznie</text:span></text:p>
      <text:list xml:id="list3034378140506" text:continue-numbering="true" text:style-name="L1">
        <text:list-header>
          <text:p text:style-name="P14"/>
          <text:p text:style-name="P16"><text:span text:style-name="T7">3</text:span><text:span text:style-name="T6">. <text:s/></text:span><text:span text:style-name="T8">Jezus daje nam zbawienie</text:span></text:p>
        </text:list-header>
      </text:list>
      <text:p text:style-name="P15">1, 1, 2, 3, 4, 5, 6, 5, 6</text:p>
      <text:p text:style-name="P5"/>
      <text:list xml:id="list3034380170547" text:continue-numbering="true" text:style-name="L1">
        <text:list-header>
          <text:p text:style-name="P18"><text:span text:style-name="T20">4</text:span><text:span text:style-name="T19">. <text:s/></text:span><text:span text:style-name="T8">Zaufałem Panu i już</text:span></text:p>
          <text:p text:style-name="P20">jak leci</text:p>
          <text:p text:style-name="P19"/>
        </text:list-header>
      </text:list>
      <text:p text:style-name="P6"><text:span text:style-name="T3">5</text:span><text:span text:style-name="T1">. <text:s/></text:span><text:span text:style-name="T14">Nasz Bóg</text:span></text:p>
      <text:p text:style-name="P10">1, <text:span text:style-name="T25">1, 1, ... (bez zwrotek)</text:span></text:p>
      <text:p text:style-name="P2"/>
      <text:p text:style-name="P1"><text:span text:style-name="T3">6</text:span><text:span text:style-name="T2">. </text:span><text:span text:style-name="T9">Stoję dziś</text:span></text:p>
      <text:p text:style-name="P21">bezpiecznie jak leci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25S</meta:editing-duration>
    <meta:editing-cycles>320</meta:editing-cycles>
    <meta:generator>LibreOffice/4.1.2.3$Windows_x86 LibreOffice_project/40b2d7fde7e8d2d7bc5a449dc65df4d08a7dd38</meta:generator>
    <dc:date>2014-03-18T00:30:34.319000000</dc:date>
    <meta:document-statistic meta:table-count="0" meta:image-count="0" meta:object-count="0" meta:page-count="1" meta:paragraph-count="14" meta:word-count="70" meta:character-count="366" meta:non-whitespace-character-count="306"/>
    <meta:user-defined meta:name="Info 1"/>
    <meta:user-defined meta:name="Info 2"/>
    <meta:user-defined meta:name="Info 3"/>
    <meta:user-defined meta:name="Info 4"/>
  </office:meta>
</office:document-meta>
</file>